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4.329cm"/>
    </style:style>
    <style:style style:name="co13" style:family="table-column">
      <style:table-column-properties fo:break-before="auto" style:column-width="3.912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5.521cm"/>
    </style:style>
    <style:style style:name="co9" style:family="table-column">
      <style:table-column-properties fo:break-before="auto" style:column-width="7.796cm"/>
    </style:style>
    <style:style style:name="co16" style:family="table-column">
      <style:table-column-properties fo:break-before="auto" style:column-width="5.438cm"/>
    </style:style>
    <style:style style:name="co17" style:family="table-column">
      <style:table-column-properties fo:break-before="auto" style:column-width="2.385cm"/>
    </style:style>
    <style:style style:name="co18" style:family="table-column">
      <style:table-column-properties fo:break-before="auto" style:column-width="4.994cm"/>
    </style:style>
    <style:style style:name="co19" style:family="table-column">
      <style:table-column-properties fo:break-before="auto" style:column-width="2.33cm"/>
    </style:style>
    <style:style style:name="co20" style:family="table-column">
      <style:table-column-properties fo:break-before="auto" style:column-width="2.912cm"/>
    </style:style>
    <style:style style:name="co21" style:family="table-column">
      <style:table-column-properties fo:break-before="auto" style:column-width="2.801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5.87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6.528cm" fo:break-before="auto" style:use-optimal-row-height="false"/>
    </style:style>
    <style:style style:name="ro10" style:family="table-row">
      <style:table-row-properties style:row-height="4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style:font-name-asian="ＭＳ Ｐゴシック" style:font-name-complex="Mang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ＭＳ Ｐゴシック" style:font-name-complex="Mangal"/>
    </style:style>
    <style:style style:name="ce5" style:family="table-cell" style:parent-style-name="Default" style:data-style-name="N109">
      <style:table-cell-properties style:text-align-source="fix" style:repeat-content="false" fo:wrap-option="wrap"/>
      <style:paragraph-properties fo:text-align="center" fo:margin-left="0cm"/>
      <style:text-properties style:font-name="Arial" style:font-name-asian="ＭＳ Ｐゴシック" style:font-name-complex="Mangal"/>
    </style:style>
    <style:style style:name="ce6" style:family="table-cell" style:parent-style-name="Default" style:data-style-name="N33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style:font-name="Arial" style:font-name-asian="ＭＳ Ｐゴシック" style:font-name-complex="Mangal"/>
    </style:style>
    <style:style style:name="T2" style:family="text">
      <style:text-properties fo:color="#0000cc"/>
    </style:style>
    <style:style style:name="T3" style:family="text">
      <style:text-properties style:use-window-font-color="true"/>
    </style:style>
    <style:style style:name="T4" style:family="text">
      <style:text-properties fo:color="#000000" style:font-name="Arial" style:font-name-asian="ＭＳ Ｐゴシック" style:font-name-complex="Mangal"/>
    </style:style>
    <style:style style:name="T5" style:family="text">
      <style:text-properties fo:color="#0000cc" style:font-name="Arial" style:font-name-asian="ＭＳ Ｐゴシック" style:font-name-complex="Mangal"/>
    </style:style>
  </office:automatic-styles>
  <office:body>
    <office:spreadsheet>
      <table:table table:name="Test Plan Customize RFID Reader Field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015" table:default-cell-style-name="ce1"/>
        <table:table-row table:style-name="ro2">
          <table:table-cell office:value-type="string" table:number-columns-spanned="14" table:number-rows-spanned="1">
            <text:p>TEST PLAN :) - Customize fields of RFID reader data according to organization's requirements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office:value-type="string">
            <text:p>No.</text:p>
          </table:table-cell>
          <table:table-cell office:value-type="string">
            <text:p>Description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s</text:p>
          </table:table-cell>
          <table:table-cell office:value-type="string">
            <text:p>Created By</text:p>
          </table:table-cell>
          <table:table-cell office:value-type="string">
            <text:p>Tested By</text:p>
          </table:table-cell>
          <table:table-cell office:value-type="string">
            <text:p>Test Date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fault RFID reader fields</text:p>
          </table:table-cell>
          <table:table-cell table:style-name="ce2" office:value-type="string">
            <text:p>1. Go to Manage Fields Tab and look at the RFID reader section</text:p>
          </table:table-cell>
          <table:table-cell table:style-name="ce2" office:value-type="string">
            <text:p>1. Must show the following fields:</text:p>
            <text:p/>
            <text:p>- brand</text:p>
            <text:p>- model</text:p>
            <text:p>- description</text:p>
            <text:p>- location (warehouse)</text:p>
            <text:p>- door number</text:p>
            <text:p>- ip address</text:p>
            <text:p>- status</text:p>
            <text:p/>
            <text:p>2. ID field cannot be shown</text:p>
          </table:table-cell>
          <table:table-cell office:value-type="string">
            <text:p>OK</text:p>
          </table:table-cell>
          <table:table-cell office:value-type="string">
            <text:p>The defaults are different from results and can be edited by user</text:p>
          </table:table-cell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 a field</text:p>
          </table:table-cell>
          <table:table-cell table:style-name="ce3" office:value-type="string">
            <text:p>1. Go to Manage Fields Tab and look at the RFID reader section</text:p>
            <text:p>2. Click Submit button</text:p>
          </table:table-cell>
          <table:table-cell office:value-type="string">
            <text:p>1. Must not accept blank input and show notification with message <text:span text:style-name="T2">“Please fill out </text:span><text:span text:style-name="T2">this field”</text:span></text:p>
          </table:table-cell>
          <table:table-cell office:value-type="string">
            <text:p>OK</text:p>
          </table:table-cell>
          <table:table-cell table:style-name="ce4" office:value-type="string">
            <text:p>Showed message 'Field must not be empty'</text:p>
          </table:table-cell>
          <table:table-cell office:value-type="string">
            <text:p>Jeremy/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 a field</text:p>
          </table:table-cell>
          <table:table-cell table:style-name="ce2" office:value-type="string">
            <text:p>1. Go to Manage Fields Tab and look at the RFID reader section</text:p>
            <text:p>2. Type “IP Address” in the input field</text:p>
            <text:p>3. Click Submit button</text:p>
          </table:table-cell>
          <table:table-cell office:value-type="string">
            <text:p>1. <text:span text:style-name="T3">Must show </text:span><text:span text:style-name="T3">confimation box </text:span><text:span text:style-name="T3">with message </text:span><text:span text:style-name="T2">“Do you want to </text:span><text:span text:style-name="T2">add [field name] </text:span><text:span text:style-name="T2">?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dd a field</text:p>
          </table:table-cell>
          <table:table-cell table:style-name="ce2" office:value-type="string">
            <text:p>1. Go to Manage Fields Tab and look at the RFID reader section</text:p>
            <text:p>2. Type “IP Address” in the input field</text:p>
            <text:p>3. Click Submit button</text:p>
            <text:p>4. Click No</text:p>
          </table:table-cell>
          <table:table-cell office:value-type="string">
            <text:p>1. Must not accept the input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dd a field</text:p>
          </table:table-cell>
          <table:table-cell table:style-name="ce3" office:value-type="string">
            <text:p>1. Go to Manage Fields Tab and look at the RFID reader section</text:p>
            <text:p>2. Type “IP Address” in the input field</text:p>
            <text:p>3. Click Submit button</text:p>
            <text:p>4. Click Yes</text:p>
          </table:table-cell>
          <table:table-cell table:style-name="ce4" office:value-type="string">
            <text:p>1. Accepts the input and show notification with message “Field Successfully Added”</text:p>
            <text:p>2. IP Address is displayed in the list of RFID reader fields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dd an existing field</text:p>
          </table:table-cell>
          <table:table-cell table:style-name="ce3" office:value-type="string">
            <text:p>1. Go to Manage Fields Tab and look at the RFID reader section</text:p>
            <text:p>2. Type “IP Address” in the input field</text:p>
            <text:p>3. Click Submit button</text:p>
          </table:table-cell>
          <table:table-cell office:value-type="string">
            <text:p>1. Must not accept the input and show notification with message <text:span text:style-name="T2">“Field </text:span><text:span text:style-name="T2">already exists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 and look at the RFID reader section</text:p>
            <text:p>2. Click the delete button beside “IP Address”</text:p>
          </table:table-cell>
          <table:table-cell table:style-name="ce4" office:value-type="string">
            <text:p><text:span text:style-name="T1">1. </text:span><text:span text:style-name="T4">Must show </text:span><text:span text:style-name="T4">confimation box </text:span><text:span text:style-name="T4">with message </text:span><text:span text:style-name="T5">“Are you sure </text:span><text:span text:style-name="T5">want to delete </text:span><text:span text:style-name="T5">[field name] ?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 and look at the RFID reader section</text:p>
            <text:p>2. Click the delete button beside “IP Address”</text:p>
            <text:p>3. Click No</text:p>
          </table:table-cell>
          <table:table-cell table:style-name="ce4" office:value-type="string">
            <text:p>1. IP Address is not deleted from the list of RFID reader fields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 and look at the RFID reader section</text:p>
            <text:p>2. Click the delete button beside “IP Address”</text:p>
            <text:p>3. Click Yes</text:p>
          </table:table-cell>
          <table:table-cell table:style-name="ce4" office:value-type="string">
            <text:p>1. Deletes the selected field and show notification with message “Field Successfully Deleted”</text:p>
            <text:p>2. IP Address is removed the list of RFID reader fields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add field and field will show in RFID readers table and modal</text:p>
          </table:table-cell>
          <table:table-cell table:style-name="ce3" office:value-type="string">
            <text:p>1. Go to Manage Fields Tab and look at the asset section</text:p>
            <text:p>2. Type “IP Address” in the input field</text:p>
            <text:p>3. Click Submit button</text:p>
            <text:p>4. Click Yes</text:p>
            <text:p>5. Go to RFID readers tab</text:p>
            <text:p>6. Click Add New</text:p>
          </table:table-cell>
          <table:table-cell office:value-type="string">
            <text:p>1. “IP Address” column is shown in RFID readers table</text:p>
            <text:p>2. “IP Address” text field is shown in Add RFID readers Modal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delete field and deteted field will not be shown in RFID readers table and modal</text:p>
          </table:table-cell>
          <table:table-cell table:style-name="ce3" office:value-type="string">
            <text:p>1. Go to Manage Fields Tab and look at the asset section</text:p>
            <text:p>2. Delete “IP Address” field by clicking the “x” button</text:p>
            <text:p>3. Go to RFID readers tab</text:p>
            <text:p>4. Click Add New</text:p>
          </table:table-cell>
          <table:table-cell office:value-type="string">
            <text:p>1. “IP Address” column is not shown in RFID readers table</text:p>
            <text:p>2. “IP Address” text field is not shown in Add RFID readers Modal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table:style-name="ce4"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add required field</text:p>
          </table:table-cell>
          <table:table-cell table:style-name="ce2" office:value-type="string">
            <text:p>1. Go to Manage Fields Tab</text:p>
            <text:p>2. Select “RFID”</text:p>
            <text:p>3. Type 'Damage Status' in the input field</text:p>
            <text:p>4. Check the 'Required' checkbox</text:p>
            <text:p>5. Click Save Button</text:p>
          </table:table-cell>
          <table:table-cell office:value-type="string">
            <text:p>1. Table must Display the added field 'Damage Status' field and it is required.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style-name="ce7" table:number-columns-repeated="3"/>
          <table:table-cell table:number-columns-repeated="101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add non-required field</text:p>
          </table:table-cell>
          <table:table-cell table:style-name="ce3" office:value-type="string">
            <text:p><text:span text:style-name="T1">1. Go to </text:span><text:span text:style-name="T1">Manage Fields </text:span><text:span text:style-name="T1">Tab</text:span></text:p>
            <text:p><text:span text:style-name="T1">2. Select “RFID”</text:span></text:p>
            <text:p><text:span text:style-name="T1">3. Type 'Size' in </text:span><text:span text:style-name="T1">the input field</text:span></text:p>
            <text:p><text:span text:style-name="T1">4. Uncheck the </text:span><text:span text:style-name="T1">'Required' </text:span><text:span text:style-name="T1">checkbox</text:span></text:p>
            <text:p><text:span text:style-name="T1">5. Click Save </text:span><text:span text:style-name="T1">Button</text:span></text:p>
          </table:table-cell>
          <table:table-cell table:style-name="ce4" office:value-type="string">
            <text:p>1. Table must Display the added field 'Size' field and it is not required.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update field</text:p>
          </table:table-cell>
          <table:table-cell table:style-name="ce2" office:value-type="string">
            <text:p>1. Select 'Size' field From Table</text:p>
            <text:p>2. Change field 'Size' from not required to required</text:p>
            <text:p>3. Click Save Button</text:p>
          </table:table-cell>
          <table:table-cell office:value-type="string">
            <text:p>1. 'Size' field in table becomes required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number-columns-repeated="1015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update field</text:p>
          </table:table-cell>
          <table:table-cell table:style-name="ce2" office:value-type="string">
            <text:p>1. Select 'Size' field From Table </text:p>
            <text:p>2. Change field 'Size' name to 'Mass'</text:p>
            <text:p>3. Click Save Button</text:p>
          </table:table-cell>
          <table:table-cell table:style-name="ce4" office:value-type="string">
            <text:p>1. 'Size' field in table is changed to 'Mass'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number-columns-repeated="1015"/>
        </table:table-row>
        <table:table-row table:style-name="ro6" table:number-rows-repeated="37">
          <table:table-cell table:number-columns-repeated="2"/>
          <table:table-cell table:style-name="ce2"/>
          <table:table-cell table:number-columns-repeated="1021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 Plan Customize User Field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015" table:default-cell-style-name="ce1"/>
        <table:table-row table:style-name="ro2">
          <table:table-cell office:value-type="string" table:number-columns-spanned="14" table:number-rows-spanned="1">
            <text:p>TEST PLAN :) - Customize fields of user data according to organization's requirements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office:value-type="string">
            <text:p>No.</text:p>
          </table:table-cell>
          <table:table-cell office:value-type="string">
            <text:p>Description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s</text:p>
          </table:table-cell>
          <table:table-cell office:value-type="string">
            <text:p>Created By</text:p>
          </table:table-cell>
          <table:table-cell office:value-type="string">
            <text:p>Tested By</text:p>
          </table:table-cell>
          <table:table-cell office:value-type="string">
            <text:p>Test Date</text:p>
          </table:table-cell>
          <table:table-cell table:style-name="Default" table:number-columns-repeated="3"/>
          <table:table-cell table:number-columns-repeated="1012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default user fields</text:p>
          </table:table-cell>
          <table:table-cell table:style-name="ce2" office:value-type="string">
            <text:p>1. Go to Manage Fields Tab and look at the user section</text:p>
          </table:table-cell>
          <table:table-cell table:style-name="ce2" office:value-type="string">
            <text:p>1. Must show the following fields:</text:p>
            <text:p/>
            <text:p>- employee id</text:p>
            <text:p>- first name</text:p>
            <text:p>- middle name</text:p>
            <text:p>- last name</text:p>
            <text:p>- position</text:p>
            <text:p>- department</text:p>
            <text:p>- status</text:p>
            <text:p/>
            <text:p>2. Email and password fields cannot be shown</text:p>
          </table:table-cell>
          <table:table-cell office:value-type="string">
            <text:p>OK</text:p>
          </table:table-cell>
          <table:table-cell office:value-type="string">
            <text:p>The defaults are different and can be edited by the user</text:p>
          </table:table-cell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8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 a field</text:p>
          </table:table-cell>
          <table:table-cell table:style-name="ce3" office:value-type="string">
            <text:p>1. Go to Manage Fields Tab and look at the user section</text:p>
            <text:p>2. Click Submit button</text:p>
          </table:table-cell>
          <table:table-cell office:value-type="string">
            <text:p>1. Must not accept blank input and show notification with message <text:span text:style-name="T2">“Please fill out </text:span><text:span text:style-name="T2">this field”</text:span></text:p>
          </table:table-cell>
          <table:table-cell office:value-type="string">
            <text:p>OK</text:p>
          </table:table-cell>
          <table:table-cell office:value-type="string">
            <text:p>Showed message 'Field must not be empty'</text:p>
          </table:table-cell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8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 a field</text:p>
          </table:table-cell>
          <table:table-cell table:style-name="ce2" office:value-type="string">
            <text:p>1. Go to Manage Fields Tab and look at the user section</text:p>
            <text:p>2. Type “Nationality” in the input field</text:p>
            <text:p>3. Click Submit button</text:p>
          </table:table-cell>
          <table:table-cell office:value-type="string">
            <text:p>1. <text:span text:style-name="T3">Must show </text:span><text:span text:style-name="T3">confimation box </text:span><text:span text:style-name="T3">with message </text:span><text:span text:style-name="T2">“Do you want to </text:span><text:span text:style-name="T2">add [field name] </text:span><text:span text:style-name="T2">?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dd a field</text:p>
          </table:table-cell>
          <table:table-cell table:style-name="ce2" office:value-type="string">
            <text:p>1. Go to Manage Fields Tab and look at the user section</text:p>
            <text:p>2. Type “Nationality” in the input field</text:p>
            <text:p>3. Click Submit button</text:p>
            <text:p>4. Click No</text:p>
          </table:table-cell>
          <table:table-cell office:value-type="string">
            <text:p>1. Must not accept the input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dd a field</text:p>
          </table:table-cell>
          <table:table-cell table:style-name="ce3" office:value-type="string">
            <text:p>1. Go to Manage Fields Tab and look at the user section</text:p>
            <text:p>2. Type “Nationality” in the input field</text:p>
            <text:p>3. Click Submit button</text:p>
            <text:p>4. Click Yes</text:p>
          </table:table-cell>
          <table:table-cell table:style-name="ce4" office:value-type="string">
            <text:p>1. Accepts the input and show notification with message “Field Successfully Added”</text:p>
            <text:p>2. Nationality is displayed in the list of user fields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dd an existing field</text:p>
          </table:table-cell>
          <table:table-cell table:style-name="ce3" office:value-type="string">
            <text:p>1. Go to Manage Fields Tab and look at the user section</text:p>
            <text:p>2. Type “Nationality” in the input field</text:p>
            <text:p>3. Click Submit button</text:p>
          </table:table-cell>
          <table:table-cell office:value-type="string">
            <text:p>1. Must not accept the input and show notification with message <text:span text:style-name="T2">“Field </text:span><text:span text:style-name="T2">already exists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 and look at the user section</text:p>
            <text:p>2. Click the delete button beside “Nationality”</text:p>
          </table:table-cell>
          <table:table-cell table:style-name="ce4" office:value-type="string">
            <text:p><text:span text:style-name="T1">1. </text:span><text:span text:style-name="T4">Must show </text:span><text:span text:style-name="T4">confimation box </text:span><text:span text:style-name="T4">with message </text:span><text:span text:style-name="T5">“Are you sure </text:span><text:span text:style-name="T5">want to delete </text:span><text:span text:style-name="T5">[field name] ?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 and look at the user section</text:p>
            <text:p>2. Click the delete button beside “Nationality”</text:p>
            <text:p>3. Click No</text:p>
          </table:table-cell>
          <table:table-cell table:style-name="ce4" office:value-type="string">
            <text:p>1. Nationality is not deleted from the list of user fields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 and look at the user section</text:p>
            <text:p>2. Click the delete button beside “Nationality”</text:p>
            <text:p>3. Click Yes</text:p>
          </table:table-cell>
          <table:table-cell table:style-name="ce4" office:value-type="string">
            <text:p>1. Deletes the selected field and show notification with message “Field Successfully Deleted”</text:p>
            <text:p>2. Nationality is removed the list of user fields</text:p>
          </table:table-cell>
          <table:table-cell office:value-type="string">
            <text:p>OK</text:p>
          </table:table-cell>
          <table:table-cell/>
          <table:table-cell office:value-type="string">
            <text:p>Jeremy/Glenn</text:p>
          </table:table-cell>
          <table:table-cell office:value-type="string">
            <text:p>Glenn</text:p>
          </table:table-cell>
          <table:table-cell table:style-name="ce5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add field and field will show in users table and modal</text:p>
          </table:table-cell>
          <table:table-cell table:style-name="ce3" office:value-type="string">
            <text:p>1. Go to Manage Fields Tab and look at the asset section</text:p>
            <text:p>2. Type “Nationality” in the input field</text:p>
            <text:p>3. Click Submit button</text:p>
            <text:p>4. Click Yes</text:p>
            <text:p>5. Go to users tab</text:p>
            <text:p>6. Click Add New</text:p>
          </table:table-cell>
          <table:table-cell office:value-type="string">
            <text:p>1. “Nationality” column is shown in users table</text:p>
            <text:p>2. “Nationality” text field is shown in Add users Modal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8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delete field and deteted field will not be shown in users table and modal</text:p>
          </table:table-cell>
          <table:table-cell table:style-name="ce3" office:value-type="string">
            <text:p>1. Go to Manage Fields Tab and look at the asset section</text:p>
            <text:p>2. Delete “Nationality” field by clicking the “x” button</text:p>
            <text:p>3. Go to users tab</text:p>
            <text:p>4. Click Add New</text:p>
          </table:table-cell>
          <table:table-cell office:value-type="string">
            <text:p>1. “Nationality” column is not shown in users table</text:p>
            <text:p>2. “Nationality” text field is not shown in Add users Modal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8" office:value-type="date" office:date-value="2018-01-16">
            <text:p>1月16日</text:p>
          </table:table-cell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add required field</text:p>
          </table:table-cell>
          <table:table-cell table:style-name="ce2" office:value-type="string">
            <text:p>1. Go to Manage Fields Tab</text:p>
            <text:p>2. Select “User”</text:p>
            <text:p>3. Type 'Contact Number' in the input field</text:p>
            <text:p>4. Check the 'Required' checkbox</text:p>
            <text:p>5. Click Save Button</text:p>
          </table:table-cell>
          <table:table-cell office:value-type="string">
            <text:p>1. Table must Display the added field 'Contact Number' field and it is required.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style-name="ce7" table:number-columns-repeated="3"/>
          <table:table-cell table:number-columns-repeated="101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add non-required field</text:p>
          </table:table-cell>
          <table:table-cell table:style-name="ce3" office:value-type="string">
            <text:p><text:span text:style-name="T1">1. Go to </text:span><text:span text:style-name="T1">Manage Fields </text:span><text:span text:style-name="T1">Tab</text:span></text:p>
            <text:p><text:span text:style-name="T1">2. Select “User”</text:span></text:p>
            <text:p><text:span text:style-name="T1">3. Type 'Height' </text:span><text:span text:style-name="T1">in the input field</text:span></text:p>
            <text:p><text:span text:style-name="T1">4. Uncheck the </text:span><text:span text:style-name="T1">'Required' </text:span><text:span text:style-name="T1">checkbox</text:span></text:p>
            <text:p><text:span text:style-name="T1">5. Click Save </text:span><text:span text:style-name="T1">Button</text:span></text:p>
          </table:table-cell>
          <table:table-cell table:style-name="ce4" office:value-type="string">
            <text:p>1. Table must Display the added field 'Height' field and it is not required.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update field</text:p>
          </table:table-cell>
          <table:table-cell table:style-name="ce2" office:value-type="string">
            <text:p>1. Select 'Height' field From Table</text:p>
            <text:p>2. Change field 'Height' from not required to required</text:p>
            <text:p>3. Click Save Button</text:p>
          </table:table-cell>
          <table:table-cell office:value-type="string">
            <text:p>1. 'Height' field in table becomes required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number-columns-repeated="1015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update field</text:p>
          </table:table-cell>
          <table:table-cell table:style-name="ce2" office:value-type="string">
            <text:p>1. Select 'Height' field From Table </text:p>
            <text:p>2. Change field 'Height' name to 'Blood Type'</text:p>
            <text:p>3. Click Save Button</text:p>
          </table:table-cell>
          <table:table-cell table:style-name="ce4" office:value-type="string">
            <text:p>1. 'Height' field in table is changed to 'Blood Type'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number-columns-repeated="1015"/>
        </table:table-row>
        <table:table-row table:style-name="ro6" table:number-rows-repeated="38">
          <table:table-cell table:number-columns-repeated="2"/>
          <table:table-cell table:style-name="ce2"/>
          <table:table-cell table:number-columns-repeated="1021"/>
        </table:table-row>
        <table:table-row table:style-name="ro6" table:number-rows-repeated="10485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 Plan Customize Asset Field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015" table:default-cell-style-name="ce1"/>
        <table:table-row table:style-name="ro2">
          <table:table-cell office:value-type="string" table:number-columns-spanned="14" table:number-rows-spanned="1">
            <text:p>TEST PLAN :) - Customize fields of asset data according to organization's requirements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office:value-type="string">
            <text:p>No.</text:p>
          </table:table-cell>
          <table:table-cell office:value-type="string">
            <text:p>Description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s</text:p>
          </table:table-cell>
          <table:table-cell office:value-type="string">
            <text:p>Created By</text:p>
          </table:table-cell>
          <table:table-cell office:value-type="string">
            <text:p>Tested By</text:p>
          </table:table-cell>
          <table:table-cell office:value-type="string">
            <text:p>Test Date</text:p>
          </table:table-cell>
          <table:table-cell table:style-name="ce7" table:number-columns-repeated="3"/>
          <table:table-cell table:number-columns-repeated="1012"/>
        </table:table-row>
        <table:table-row table:style-name="ro10">
          <table:table-cell office:value-type="float" office:value="1">
            <text:p>1</text:p>
          </table:table-cell>
          <table:table-cell office:value-type="string">
            <text:p>default asset fields</text:p>
          </table:table-cell>
          <table:table-cell table:style-name="ce2" office:value-type="string">
            <text:p>1. Go to Manage Fields Tab</text:p>
            <text:p>2. Select “Asset”</text:p>
          </table:table-cell>
          <table:table-cell office:value-type="string">
            <text:p>1. The list is empty when first used. Otherwise, it shows the list of fields that were added, each with a remove option.</text:p>
          </table:table-cell>
          <table:table-cell office:value-type="string">
            <text:p>NG → OK</text:p>
          </table:table-cell>
          <table:table-cell office:value-type="string">
            <text:p>the defaults are different from the expected results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 a field</text:p>
          </table:table-cell>
          <table:table-cell table:style-name="ce3" office:value-type="string">
            <text:p>1. Go to Manage Fields Tab</text:p>
            <text:p>2. Select “Asset”</text:p>
            <text:p>3. Click Add button</text:p>
          </table:table-cell>
          <table:table-cell office:value-type="string">
            <text:p>1. Must not accept blank input and show notification with message <text:span text:style-name="T2">“Field </text:span><text:span text:style-name="T2">must not be </text:span><text:span text:style-name="T2">empty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 a field</text:p>
          </table:table-cell>
          <table:table-cell table:style-name="ce3" office:value-type="string">
            <text:p>1. Go to Manage Fields Tab</text:p>
            <text:p>2. Select “Asset”</text:p>
            <text:p>3. Type “Quantity” in the input field</text:p>
            <text:p>4. Click Add button</text:p>
          </table:table-cell>
          <table:table-cell office:value-type="string">
            <text:p>1. <text:span text:style-name="T3">Must show </text:span><text:span text:style-name="T3">confirmation </text:span><text:span text:style-name="T3">box with </text:span><text:span text:style-name="T3">message </text:span><text:span text:style-name="T2">“Do </text:span><text:span text:style-name="T2">you want to add </text:span><text:span text:style-name="T2">[field name] ?”</text:span>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dd a field</text:p>
          </table:table-cell>
          <table:table-cell table:style-name="ce3" office:value-type="string">
            <text:p>1. Go to Manage Fields Tab</text:p>
            <text:p>2. Select “Asset”</text:p>
            <text:p>3. Type “Quantity” in the input field</text:p>
            <text:p>4. Click Add button</text:p>
            <text:p>5. Click Cancel</text:p>
          </table:table-cell>
          <table:table-cell office:value-type="string">
            <text:p>1. Must not accept the input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dd a field</text:p>
          </table:table-cell>
          <table:table-cell table:style-name="ce3" office:value-type="string">
            <text:p>1. Go to Manage Fields Tab</text:p>
            <text:p>2. Select “Asset”</text:p>
            <text:p>3. Type “Quantity” in the input field</text:p>
            <text:p>4. Click Add button</text:p>
            <text:p>5. Click Yes</text:p>
          </table:table-cell>
          <table:table-cell table:style-name="ce4" office:value-type="string">
            <text:p><text:span text:style-name="T1">1. Accepts the </text:span><text:span text:style-name="T1">input and show </text:span><text:span text:style-name="T1">notification with </text:span><text:span text:style-name="T1">message </text:span><text:span text:style-name="T5">“Field </text:span><text:span text:style-name="T5">Successfully </text:span><text:span text:style-name="T5">Added”</text:span></text:p>
            <text:p><text:span text:style-name="T4">2. Quantity is </text:span><text:span text:style-name="T4">displayed in the </text:span><text:span text:style-name="T4">list of asset </text:span><text:span text:style-name="T4">fields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dd an existing field</text:p>
          </table:table-cell>
          <table:table-cell table:style-name="ce3" office:value-type="string">
            <text:p>1. Go to Manage Fields Tab</text:p>
            <text:p>2. Select “Asset”</text:p>
            <text:p>3. Type “Quantity” in the input field</text:p>
            <text:p>4. Click Add button</text:p>
          </table:table-cell>
          <table:table-cell office:value-type="string">
            <text:p>1. Must not accept the input and show notification with message <text:span text:style-name="T2">“Field </text:span><text:span text:style-name="T2">already exists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</text:p>
            <text:p>2. Select “Asset”</text:p>
            <text:p>3. Click the delete button beside “Quantity”</text:p>
          </table:table-cell>
          <table:table-cell table:style-name="ce4" office:value-type="string">
            <text:p><text:span text:style-name="T1">1. </text:span><text:span text:style-name="T4">Must show </text:span><text:span text:style-name="T4">confimation box </text:span><text:span text:style-name="T4">with message </text:span><text:span text:style-name="T5">“Are you sure </text:span><text:span text:style-name="T5">you want to </text:span><text:span text:style-name="T5">delete [field </text:span><text:span text:style-name="T5">name] ?”</text:span>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</text:p>
            <text:p>2. Select “Asset”</text:p>
            <text:p>3. Click the delete button beside “Quantity”</text:p>
            <text:p>4. Click Cancel</text:p>
          </table:table-cell>
          <table:table-cell table:style-name="ce4" office:value-type="string">
            <text:p>1. Quantity is not deleted from the list of asset fields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elete a field</text:p>
          </table:table-cell>
          <table:table-cell table:style-name="ce3" office:value-type="string">
            <text:p>1. Go to Manage Fields Tab</text:p>
            <text:p>2. Select “Asset”</text:p>
            <text:p>3. Click the delete button beside “Quantity”</text:p>
            <text:p>4. Click Yes</text:p>
          </table:table-cell>
          <table:table-cell table:style-name="ce4" office:value-type="string">
            <text:p><text:span text:style-name="T1">1. Deletes the </text:span><text:span text:style-name="T1">selected field </text:span><text:span text:style-name="T1">and show </text:span><text:span text:style-name="T1">notification with </text:span><text:span text:style-name="T1">message </text:span><text:span text:style-name="T5">“Field </text:span><text:span text:style-name="T5">Successfully </text:span><text:span text:style-name="T5">Deleted”</text:span></text:p>
            <text:p><text:span text:style-name="T4">2. Quantity is </text:span><text:span text:style-name="T4">removed the list </text:span><text:span text:style-name="T4">of asset fields</text:span>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add field and field will show in assets table and modal</text:p>
          </table:table-cell>
          <table:table-cell table:style-name="ce3" office:value-type="string">
            <text:p>1. Go to Manage Fields Tab</text:p>
            <text:p>2. Select “Asset”</text:p>
            <text:p>3. Type “Quantity” in the input field</text:p>
            <text:p>4. Click Add button</text:p>
            <text:p>5. Click Yes</text:p>
            <text:p>6. Go to Assets Tab</text:p>
            <text:p>7. Click Add New</text:p>
          </table:table-cell>
          <table:table-cell office:value-type="string">
            <text:p>1. “Quantity” column is shown in Assets table</text:p>
            <text:p>2. “Quantity” text field is shown in Add Assets Modal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delete field and deleted field will not be shown in assets table and modal</text:p>
          </table:table-cell>
          <table:table-cell table:style-name="ce3" office:value-type="string">
            <text:p>1. Go to Manage Fields Tab</text:p>
            <text:p>2. Select “Asset”</text:p>
            <text:p>3. Click the delete button beside “Quantity”</text:p>
            <text:p>4. Click Yes</text:p>
            <text:p>5. Go to Assets Tab</text:p>
            <text:p>6. Click Add New</text:p>
          </table:table-cell>
          <table:table-cell office:value-type="string">
            <text:p>1. “Quantity” column is not shown in Assets table</text:p>
            <text:p>2. “Quantity” text field is not shown in Add Assets Modal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Jano</text:p>
          </table:table-cell>
          <table:table-cell table:style-name="ce8" office:value-type="date" office:date-value="2018-01-12">
            <text:p>1月12日</text:p>
          </table:table-cell>
          <table:table-cell table:style-name="ce7" table:number-columns-repeated="3"/>
          <table:table-cell table:number-columns-repeated="101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add required field</text:p>
          </table:table-cell>
          <table:table-cell table:style-name="ce2" office:value-type="string">
            <text:p>1. Go to Manage Fields Tab</text:p>
            <text:p>2. Select “Asset”</text:p>
            <text:p>3. Type 'Barcode' in the input field</text:p>
            <text:p>4. Check the 'Required' checkbox</text:p>
            <text:p>5. Click Save Button</text:p>
          </table:table-cell>
          <table:table-cell office:value-type="string">
            <text:p>1. Table must Display the added field 'Barcode' field and it is required.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style-name="ce7" table:number-columns-repeated="3"/>
          <table:table-cell table:number-columns-repeated="101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add non-required field</text:p>
          </table:table-cell>
          <table:table-cell table:style-name="ce3" office:value-type="string">
            <text:p><text:span text:style-name="T1">1. Go to </text:span><text:span text:style-name="T1">Manage Fields </text:span><text:span text:style-name="T1">Tab</text:span></text:p>
            <text:p><text:span text:style-name="T1">2. Select </text:span><text:span text:style-name="T1">“Asset”</text:span></text:p>
            <text:p><text:span text:style-name="T1">3. Type 'Floor' </text:span><text:span text:style-name="T1">in the input field</text:span></text:p>
            <text:p><text:span text:style-name="T1">4. Uncheck the </text:span><text:span text:style-name="T1">'Required' </text:span><text:span text:style-name="T1">checkbox</text:span></text:p>
            <text:p><text:span text:style-name="T1">5. Click Save </text:span><text:span text:style-name="T1">Button</text:span></text:p>
          </table:table-cell>
          <table:table-cell table:style-name="ce4" office:value-type="string">
            <text:p>1. Table must Display the added field 'Floor' field and it is not required.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update field</text:p>
          </table:table-cell>
          <table:table-cell table:style-name="ce2" office:value-type="string">
            <text:p>1. Select 'Floor' field From Table</text:p>
            <text:p>2. Change field 'Floor' from not required to required</text:p>
            <text:p>3. Click Save Button</text:p>
          </table:table-cell>
          <table:table-cell office:value-type="string">
            <text:p>1. 'Floor' field in table becomes required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number-columns-repeated="1015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update field</text:p>
          </table:table-cell>
          <table:table-cell table:style-name="ce2" office:value-type="string">
            <text:p>1. Select 'Floor' field From Table </text:p>
            <text:p>2. Change field 'Floor' name to 'Shelf'</text:p>
            <text:p>3. Click Save Button</text:p>
          </table:table-cell>
          <table:table-cell table:style-name="ce4" office:value-type="string">
            <text:p>1. 'Floor' field in table is changed to 'Shelf'</text:p>
          </table:table-cell>
          <table:table-cell office:value-type="string">
            <text:p>OK</text:p>
          </table:table-cell>
          <table:table-cell/>
          <table:table-cell table:number-columns-repeated="2" office:value-type="string">
            <text:p>Glenn</text:p>
          </table:table-cell>
          <table:table-cell table:style-name="ce6" office:value-type="date" office:date-value="2018-01-18">
            <text:p>1月18日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view Commen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row table:style-name="ro11">
          <table:table-cell office:value-type="string">
            <text:p>TEST PLAN Comments</text:p>
          </table:table-cell>
          <table:table-cell table:number-columns-repeated="6"/>
        </table:table-row>
        <table:table-row table:style-name="ro11">
          <table:table-cell office:value-type="string">
            <text:p>No </text:p>
          </table:table-cell>
          <table:table-cell office:value-type="string">
            <text:p>Comments</text:p>
          </table:table-cell>
          <table:table-cell office:value-type="string">
            <text:p>Date Created</text:p>
          </table:table-cell>
          <table:table-cell office:value-type="string">
            <text:p>Fix Description</text:p>
          </table:table-cell>
          <table:table-cell office:value-type="string">
            <text:p>Commented by</text:p>
          </table:table-cell>
          <table:table-cell office:value-type="string">
            <text:p>Fixed by</text:p>
          </table:table-cell>
          <table:table-cell office:value-type="string">
            <text:p>Fix Date</text:p>
          </table:table-cell>
        </table:table-row>
        <table:table-row table:style-name="ro11">
          <table:table-cell office:value-type="float" office:value="1">
            <text:p>1</text:p>
          </table:table-cell>
          <table:table-cell table:number-columns-repeated="6"/>
        </table:table-row>
        <table:table-row table:style-name="ro11">
          <table:table-cell office:value-type="float" office:value="2">
            <text:p>2</text:p>
          </table:table-cell>
          <table:table-cell table:number-columns-repeated="6"/>
        </table:table-row>
        <table:table-row table:style-name="ro11">
          <table:table-cell office:value-type="float" office:value="3">
            <text:p>3</text:p>
          </table:table-cell>
          <table:table-cell table:number-columns-repeated="6"/>
        </table:table-row>
        <table:table-row table:style-name="ro11">
          <table:table-cell office:value-type="float" office:value="4">
            <text:p>4</text:p>
          </table:table-cell>
          <table:table-cell table:number-columns-repeated="6"/>
        </table:table-row>
        <table:table-row table:style-name="ro11">
          <table:table-cell office:value-type="float" office:value="5">
            <text:p>5</text:p>
          </table:table-cell>
          <table:table-cell table:number-columns-repeated="6"/>
        </table:table-row>
        <table:table-row table:style-name="ro11">
          <table:table-cell office:value-type="float" office:value="6">
            <text:p>6</text:p>
          </table:table-cell>
          <table:table-cell table:number-columns-repeated="6"/>
        </table:table-row>
        <table:table-row table:style-name="ro11">
          <table:table-cell office:value-type="float" office:value="7">
            <text:p>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2018/01/18</text:date>, <text:time>15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45:44.93</meta:creation-date>
    <dc:date>2018-01-18T15:23:13.97</dc:date>
    <meta:editing-duration>PT10H28M27S</meta:editing-duration>
    <meta:editing-cycles>68</meta:editing-cycles>
    <meta:generator>OpenOffice/4.1.0$Win32 OpenOffice.org_project/410m18$Build-9764</meta:generator>
    <dc:creator>Alvin Glenn Flamiano</dc:creator>
    <meta:document-statistic meta:table-count="4" meta:cell-count="413" meta:object-count="0"/>
  </office:meta>
</office:document-meta>
</file>